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MathJax_Caligraphic" svg:font-family="MathJax_Caligraphic" style:font-pitch="variable"/>
    <style:font-face style:name="Yrsa Medium" svg:font-family="'Yrsa Medium'"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e423" officeooo:paragraph-rsid="0009e423"/>
    </style:style>
    <style:style style:name="P2" style:family="paragraph" style:parent-style-name="Standard">
      <style:text-properties fo:font-size="13pt" officeooo:rsid="000c0c51" officeooo:paragraph-rsid="000c0c51" style:font-size-asian="11.3500003814697pt" style:font-size-complex="13pt"/>
    </style:style>
    <style:style style:name="P3" style:family="paragraph" style:parent-style-name="Standard">
      <style:paragraph-properties fo:line-height="150%"/>
      <style:text-properties officeooo:paragraph-rsid="000c0c51"/>
    </style:style>
    <style:style style:name="P4" style:family="paragraph" style:parent-style-name="Standard">
      <style:paragraph-properties fo:line-height="150%"/>
      <style:text-properties officeooo:paragraph-rsid="001cd00d"/>
    </style:style>
    <style:style style:name="P5" style:family="paragraph" style:parent-style-name="Standard">
      <style:paragraph-properties fo:line-height="150%"/>
      <style:text-properties officeooo:paragraph-rsid="001cf8cc"/>
    </style:style>
    <style:style style:name="P6" style:family="paragraph" style:parent-style-name="Standard">
      <style:paragraph-properties fo:line-height="150%" fo:text-align="center" style:justify-single-word="false"/>
      <style:text-properties officeooo:paragraph-rsid="0029c8e6"/>
    </style:style>
    <style:style style:name="P7" style:family="paragraph" style:parent-style-name="Standard">
      <style:paragraph-properties fo:line-height="150%" fo:text-align="start" style:justify-single-word="false"/>
      <style:text-properties officeooo:paragraph-rsid="0026d5ab"/>
    </style:style>
    <style:style style:name="P8" style:family="paragraph" style:parent-style-name="Standard">
      <style:paragraph-properties fo:line-height="100%" fo:text-align="center" style:justify-single-word="false"/>
      <style:text-properties officeooo:paragraph-rsid="001f3a26"/>
    </style:style>
    <style:style style:name="P9" style:family="paragraph" style:parent-style-name="Standard">
      <style:paragraph-properties fo:line-height="150%" fo:text-align="start" style:justify-single-word="false"/>
      <style:text-properties style:font-name="Liberation Serif1" fo:font-size="12pt" officeooo:paragraph-rsid="001f3a26" style:font-size-asian="12pt" style:font-size-complex="12pt"/>
    </style:style>
    <style:style style:name="P10" style:family="paragraph" style:parent-style-name="Standard">
      <style:paragraph-properties fo:line-height="150%" fo:text-align="start" style:justify-single-word="false"/>
      <style:text-properties style:font-name="Liberation Serif1" fo:font-size="13pt" fo:font-weight="bold" officeooo:rsid="0026d5ab" officeooo:paragraph-rsid="0026d5ab" style:font-size-asian="11.3500003814697pt" style:font-weight-asian="bold" style:font-size-complex="13pt" style:font-weight-complex="bold"/>
    </style:style>
    <style:style style:name="P11" style:family="paragraph" style:parent-style-name="Standard">
      <style:paragraph-properties fo:line-height="150%" style:writing-mode="lr-tb"/>
      <style:text-properties officeooo:paragraph-rsid="00497fb3"/>
    </style:style>
    <style:style style:name="P12" style:family="paragraph" style:parent-style-name="Standard">
      <style:paragraph-properties style:writing-mode="lr-tb"/>
      <style:text-properties officeooo:paragraph-rsid="00497fb3"/>
    </style:style>
    <style:style style:name="P13" style:family="paragraph" style:parent-style-name="Standard">
      <style:paragraph-properties fo:margin-top="0.0791in" fo:margin-bottom="0.0791in" loext:contextual-spacing="false" fo:line-height="100%" fo:text-align="center" style:justify-single-word="false"/>
      <style:text-properties officeooo:paragraph-rsid="001f3a26"/>
    </style:style>
    <style:style style:name="P14" style:family="paragraph" style:parent-style-name="Standard">
      <style:paragraph-properties fo:margin-top="0in" fo:margin-bottom="0in" loext:contextual-spacing="false" fo:line-height="150%" fo:text-align="start" style:justify-single-word="false"/>
      <style:text-properties officeooo:paragraph-rsid="002da7c5"/>
    </style:style>
    <style:style style:name="P15" style:family="paragraph" style:parent-style-name="Standard">
      <style:paragraph-properties fo:margin-top="0in" fo:margin-bottom="0in" loext:contextual-spacing="false" fo:line-height="150%" fo:text-align="start" style:justify-single-word="false"/>
      <style:text-properties officeooo:paragraph-rsid="002f3974"/>
    </style:style>
    <style:style style:name="P16" style:family="paragraph" style:parent-style-name="Standard">
      <style:paragraph-properties fo:margin-top="0in" fo:margin-bottom="0in" loext:contextual-spacing="false" fo:line-height="150%" fo:text-align="start" style:justify-single-word="false"/>
      <style:text-properties officeooo:paragraph-rsid="0033c048"/>
    </style:style>
    <style:style style:name="P17" style:family="paragraph" style:parent-style-name="Standard">
      <style:paragraph-properties fo:margin-top="0in" fo:margin-bottom="0in" loext:contextual-spacing="false" fo:line-height="150%" fo:text-align="start" style:justify-single-word="false"/>
      <style:text-properties officeooo:paragraph-rsid="003a1242"/>
    </style:style>
    <style:style style:name="P18" style:family="paragraph" style:parent-style-name="Standard">
      <style:paragraph-properties fo:margin-top="0in" fo:margin-bottom="0in" loext:contextual-spacing="false" fo:line-height="150%" fo:text-align="start" style:justify-single-word="false"/>
      <style:text-properties officeooo:paragraph-rsid="003d8a9f"/>
    </style:style>
    <style:style style:name="P19" style:family="paragraph" style:parent-style-name="Standard">
      <style:paragraph-properties fo:margin-top="0in" fo:margin-bottom="0in" loext:contextual-spacing="false" fo:line-height="150%" fo:text-align="start" style:justify-single-word="false"/>
      <style:text-properties officeooo:paragraph-rsid="003ec8f1"/>
    </style:style>
    <style:style style:name="P20" style:family="paragraph" style:parent-style-name="Standard">
      <style:paragraph-properties fo:margin-top="0in" fo:margin-bottom="0in" loext:contextual-spacing="false" fo:line-height="150%" fo:text-align="start" style:justify-single-word="false"/>
      <style:text-properties officeooo:paragraph-rsid="003ecebe"/>
    </style:style>
    <style:style style:name="P21" style:family="paragraph" style:parent-style-name="Standard">
      <style:paragraph-properties fo:margin-top="0in" fo:margin-bottom="0in" loext:contextual-spacing="false" fo:line-height="150%" fo:text-align="start" style:justify-single-word="false"/>
      <style:text-properties officeooo:paragraph-rsid="003ed15d"/>
    </style:style>
    <style:style style:name="P22" style:family="paragraph" style:parent-style-name="Standard">
      <style:paragraph-properties fo:margin-top="0in" fo:margin-bottom="0in" loext:contextual-spacing="false" fo:line-height="150%" fo:text-align="start" style:justify-single-word="false"/>
      <style:text-properties officeooo:paragraph-rsid="0041bbc6"/>
    </style:style>
    <style:style style:name="P23" style:family="paragraph" style:parent-style-name="Standard">
      <style:paragraph-properties fo:margin-top="0in" fo:margin-bottom="0in" loext:contextual-spacing="false" fo:line-height="150%" fo:text-align="start" style:justify-single-word="false"/>
      <style:text-properties officeooo:paragraph-rsid="0043f3ab"/>
    </style:style>
    <style:style style:name="P24" style:family="paragraph" style:parent-style-name="Standard">
      <style:paragraph-properties fo:margin-top="0in" fo:margin-bottom="0in" loext:contextual-spacing="false" fo:line-height="150%" fo:text-align="start" style:justify-single-word="false"/>
      <style:text-properties officeooo:paragraph-rsid="00476269"/>
    </style:style>
    <style:style style:name="P25" style:family="paragraph" style:parent-style-name="Standard">
      <style:paragraph-properties fo:margin-top="0in" fo:margin-bottom="0in" loext:contextual-spacing="false" fo:line-height="150%" fo:text-align="start" style:justify-single-word="false"/>
      <style:text-properties officeooo:paragraph-rsid="0048897c"/>
    </style:style>
    <style:style style:name="P26" style:family="paragraph" style:parent-style-name="Standard">
      <style:paragraph-properties fo:margin-top="0in" fo:margin-bottom="0in" loext:contextual-spacing="false" fo:line-height="150%" fo:text-align="start" style:justify-single-word="false"/>
      <style:text-properties officeooo:paragraph-rsid="0048f9a5"/>
    </style:style>
    <style:style style:name="P27" style:family="paragraph" style:parent-style-name="Standard">
      <style:paragraph-properties fo:margin-top="0in" fo:margin-bottom="0in" loext:contextual-spacing="false" fo:line-height="150%" fo:text-align="start" style:justify-single-word="false"/>
      <style:text-properties officeooo:paragraph-rsid="004912e3"/>
    </style:style>
    <style:style style:name="P28" style:family="paragraph" style:parent-style-name="Standard">
      <style:paragraph-properties fo:margin-top="0in" fo:margin-bottom="0in" loext:contextual-spacing="false" fo:line-height="150%" fo:text-align="start" style:justify-single-word="false"/>
      <style:text-properties fo:font-size="13pt" fo:font-weight="bold" officeooo:rsid="00325e93" officeooo:paragraph-rsid="00325e93" style:font-size-asian="11.3500003814697pt" style:font-weight-asian="bold" style:font-size-complex="13pt" style:font-weight-complex="bold"/>
    </style:style>
    <style:style style:name="P29" style:family="paragraph" style:parent-style-name="Standard">
      <style:paragraph-properties fo:margin-top="0in" fo:margin-bottom="0in" loext:contextual-spacing="false" fo:line-height="150%" fo:text-align="start" style:justify-single-word="false"/>
      <style:text-properties fo:font-size="13pt" fo:font-weight="bold" officeooo:rsid="0033df0f" officeooo:paragraph-rsid="0033df0f" style:font-size-asian="11.3500003814697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bold" officeooo:rsid="000c9bb1"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0c0c51" style:font-size-asian="14pt" style:font-weight-asian="bold" style:font-size-complex="14pt" style:font-weight-complex="bold"/>
    </style:style>
    <style:style style:name="T5" style:family="text">
      <style:text-properties fo:font-size="14pt" fo:font-weight="bold" officeooo:rsid="000c112f" style:font-size-asian="14pt" style:font-weight-asian="bold" style:font-size-complex="14pt" style:font-weight-complex="bold"/>
    </style:style>
    <style:style style:name="T6" style:family="text">
      <style:text-properties fo:font-size="13pt" fo:font-weight="bold" officeooo:rsid="000c9bb1" style:font-size-asian="11.3500003814697pt" style:font-weight-asian="bold" style:font-size-complex="13pt" style:font-weight-complex="bold"/>
    </style:style>
    <style:style style:name="T7" style:family="text">
      <style:text-properties fo:font-size="12pt" style:font-size-asian="12pt" style:font-size-complex="12pt"/>
    </style:style>
    <style:style style:name="T8" style:family="text">
      <style:text-properties style:font-name="sans-serif" fo:font-size="17.25pt"/>
    </style:style>
    <style:style style:name="T9" style:family="text">
      <style:text-properties style:font-name="sans-serif" fo:font-size="12pt" style:font-size-asian="12pt" style:font-size-complex="12pt"/>
    </style:style>
    <style:style style:name="T10" style:family="text">
      <style:text-properties style:font-name="Liberation Serif" fo:font-size="12pt" fo:font-weight="normal" officeooo:rsid="000c9bb1" style:font-size-asian="12pt" style:font-weight-asian="normal" style:font-size-complex="12pt" style:font-weight-complex="normal"/>
    </style:style>
    <style:style style:name="T11" style:family="text">
      <style:text-properties style:font-name="Liberation Serif" fo:font-size="12pt" style:font-size-asian="12pt" style:font-size-complex="12pt"/>
    </style:style>
    <style:style style:name="T12" style:family="text">
      <style:text-properties fo:font-weight="normal" officeooo:rsid="000c9bb1" style:font-weight-asian="normal" style:font-weight-complex="normal"/>
    </style:style>
    <style:style style:name="T13" style:family="text">
      <style:text-properties style:font-name="Yrsa Medium" fo:font-size="12pt" fo:font-weight="normal" officeooo:rsid="000c9bb1" style:font-size-asian="12pt" style:font-weight-asian="normal" style:font-size-complex="12pt" style:font-weight-complex="normal"/>
    </style:style>
    <style:style style:name="T14" style:family="text">
      <style:text-properties style:font-name="Liberation Serif1"/>
    </style:style>
    <style:style style:name="T15" style:family="text">
      <style:text-properties style:font-name="Liberation Serif1" fo:font-size="13pt" fo:font-weight="bold" officeooo:rsid="0026d5ab" style:font-size-asian="11.3500003814697pt" style:font-weight-asian="bold" style:font-size-complex="13pt" style:font-weight-complex="bold"/>
    </style:style>
    <style:style style:name="T16" style:family="text">
      <style:text-properties style:font-name="Liberation Serif1" fo:font-size="13pt" fo:font-weight="bold" officeooo:rsid="00325e93" style:font-size-asian="11.3500003814697pt" style:font-weight-asian="bold" style:font-size-complex="13pt" style:font-weight-complex="bold"/>
    </style:style>
    <style:style style:name="T17" style:family="text">
      <style:text-properties style:font-name="Liberation Serif1" fo:font-size="13pt" fo:font-weight="bold" officeooo:rsid="0033df0f" style:font-size-asian="11.3500003814697pt" style:font-weight-asian="bold" style:font-size-complex="13pt" style:font-weight-complex="bold"/>
    </style:style>
    <style:style style:name="T18" style:family="text">
      <style:text-properties style:font-name="Liberation Serif1" fo:font-size="13pt" fo:font-weight="bold" officeooo:rsid="003d8a9f" style:font-size-asian="11.3500003814697pt" style:font-weight-asian="bold" style:font-size-complex="13pt" style:font-weight-complex="bold"/>
    </style:style>
    <style:style style:name="T19" style:family="text">
      <style:text-properties style:font-name="Liberation Serif1" fo:font-size="13pt" fo:font-weight="bold" officeooo:rsid="003ec8f1" style:font-size-asian="11.3500003814697pt" style:font-weight-asian="bold" style:font-size-complex="13pt" style:font-weight-complex="bold"/>
    </style:style>
    <style:style style:name="T20" style:family="text">
      <style:text-properties style:font-name="Liberation Serif1" fo:font-size="13pt" fo:font-weight="bold" officeooo:rsid="0041bbc6" style:font-size-asian="11.3500003814697pt" style:font-weight-asian="bold" style:font-size-complex="13pt" style:font-weight-complex="bold"/>
    </style:style>
    <style:style style:name="T21" style:family="text">
      <style:text-properties style:font-name="Liberation Serif1" fo:font-size="13pt" fo:font-weight="bold" officeooo:rsid="00476269" style:font-size-asian="11.3500003814697pt" style:font-weight-asian="bold" style:font-size-complex="13pt" style:font-weight-complex="bold"/>
    </style:style>
    <style:style style:name="T22" style:family="text">
      <style:text-properties style:font-name="Liberation Serif1" fo:font-size="13pt" fo:font-weight="bold" officeooo:rsid="0048897c" style:font-size-asian="11.3500003814697pt" style:font-weight-asian="bold" style:font-size-complex="13pt" style:font-weight-complex="bold"/>
    </style:style>
    <style:style style:name="T23" style:family="text">
      <style:text-properties style:font-name="Liberation Serif1" fo:font-size="13pt" fo:font-weight="bold" officeooo:rsid="004e9bd4" style:font-size-asian="11.3500003814697pt" style:font-weight-asian="bold" style:font-size-complex="13pt" style:font-weight-complex="bold"/>
    </style:style>
    <style:style style:name="T24" style:family="text">
      <style:text-properties style:font-name="Liberation Serif1" fo:font-size="13pt" fo:font-weight="bold" style:font-size-asian="13pt" style:font-weight-asian="bold" style:font-size-complex="13pt" style:font-weight-complex="bold"/>
    </style:style>
    <style:style style:name="T25" style:family="text">
      <style:text-properties style:font-name="Liberation Serif1" fo:font-size="13pt" fo:font-weight="bold" officeooo:rsid="004912e3" style:font-size-asian="13pt" style:font-weight-asian="bold" style:font-size-complex="13pt" style:font-weight-complex="bold"/>
    </style:style>
    <style:style style:name="T26" style:family="text">
      <style:text-properties style:font-name="Liberation Serif1" fo:font-size="13pt" fo:font-weight="bold" officeooo:rsid="004fc6eb" style:font-size-asian="13pt" style:font-weight-asian="bold" style:font-size-complex="13pt" style:font-weight-complex="bold"/>
    </style:style>
    <style:style style:name="T27" style:family="text">
      <style:text-properties style:font-name="Liberation Serif1" fo:font-size="13pt" fo:font-weight="bold" officeooo:rsid="00531915" style:font-size-asian="13pt" style:font-weight-asian="bold" style:font-size-complex="13pt" style:font-weight-complex="bold"/>
    </style:style>
    <style:style style:name="T28" style:family="text">
      <style:text-properties style:font-name="Liberation Serif1" fo:font-size="12pt" style:font-size-asian="12pt" style:font-size-complex="12pt"/>
    </style:style>
    <style:style style:name="T29" style:family="text">
      <style:text-properties style:font-name="Liberation Serif1" fo:font-size="12pt" officeooo:rsid="0039e234" style:font-size-asian="12pt" style:font-size-complex="12pt"/>
    </style:style>
    <style:style style:name="T30" style:family="text">
      <style:text-properties style:font-name="Liberation Serif1" fo:font-size="12pt" officeooo:rsid="003ed15d" style:font-size-asian="12pt" style:font-size-complex="12pt"/>
    </style:style>
    <style:style style:name="T31" style:family="text">
      <style:text-properties style:font-name="Liberation Serif1" fo:font-size="12pt" officeooo:rsid="004ad917" style:font-size-asian="12pt" style:font-size-complex="12pt"/>
    </style:style>
    <style:style style:name="T32" style:family="text">
      <style:text-properties style:font-name="Liberation Serif1" fo:font-size="12pt" fo:font-weight="normal" style:font-size-asian="12pt" style:font-weight-asian="normal" style:font-size-complex="12pt" style:font-weight-complex="normal"/>
    </style:style>
    <style:style style:name="T33" style:family="text">
      <style:text-properties style:font-name="Liberation Serif1" fo:font-size="12pt" fo:font-weight="normal" officeooo:rsid="003909cf" style:font-size-asian="12pt" style:font-weight-asian="normal" style:font-size-complex="12pt" style:font-weight-complex="normal"/>
    </style:style>
    <style:style style:name="T34" style:family="text">
      <style:text-properties style:font-name="Liberation Serif1" fo:font-size="12pt" fo:font-weight="normal" officeooo:rsid="003ec8f1" style:font-size-asian="12pt" style:font-weight-asian="normal" style:font-size-complex="12pt" style:font-weight-complex="normal"/>
    </style:style>
    <style:style style:name="T35" style:family="text">
      <style:text-properties style:font-name="Liberation Serif1" fo:font-size="12pt" fo:font-weight="normal" officeooo:rsid="003ed15d" style:font-size-asian="12pt" style:font-weight-asian="normal" style:font-size-complex="12pt" style:font-weight-complex="normal"/>
    </style:style>
    <style:style style:name="T36" style:family="text">
      <style:text-properties style:font-name="Liberation Serif1" fo:font-size="12pt" fo:font-weight="normal" officeooo:rsid="0041bbc6" style:font-size-asian="12pt" style:font-weight-asian="normal" style:font-size-complex="12pt" style:font-weight-complex="normal"/>
    </style:style>
    <style:style style:name="T37" style:family="text">
      <style:text-properties style:font-name="Liberation Serif1" fo:font-size="12pt" fo:font-weight="normal" officeooo:rsid="00476269" style:font-size-asian="12pt" style:font-weight-asian="normal" style:font-size-complex="12pt" style:font-weight-complex="normal"/>
    </style:style>
    <style:style style:name="T38" style:family="text">
      <style:text-properties style:font-name="Liberation Serif1" fo:font-size="12pt" fo:font-weight="normal" officeooo:rsid="0048897c" style:font-size-asian="12pt" style:font-weight-asian="normal" style:font-size-complex="12pt" style:font-weight-complex="normal"/>
    </style:style>
    <style:style style:name="T39" style:family="text">
      <style:text-properties style:font-name="Liberation Serif1" fo:font-size="12pt" fo:font-weight="normal" officeooo:rsid="0048897c" style:font-size-asian="10.5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text:tab/><text:tab/> <text:s text:c="26"/><text:span text:style-name="T3">L</text:span><text:span text:style-name="T4">ITERATURE REVIE</text:span><text:span text:style-name="T5">W </text:span></text:p>
      <text:p text:style-name="P1"/>
      <text:p text:style-name="P2"><text:span text:style-name="T1">2.1 DEFINITION </text:span><text:span text:style-name="T2">OF BLENDED LEARNING</text:span></text:p>
      <text:p text:style-name="P2"><text:span text:style-name="T2"><text:tab/></text:span></text:p>
      <text:p text:style-name="P3"><text:span text:style-name="T6"><text:tab/></text:span><text:bookmark text:name="page113R_mcid10"/><text:span text:style-name="T10">Blended learning, hybrid learning, integrated learning, multi-method learning, or mixed method learning are all references to the same concept and strategy of learning, in which learning takes place by using two different styles of interaction. Graham (2006) defines blended learning as the conjunction of direct learning settings where students and teachers meet in the same<text:line-break/>place, basically classroom, to learn with the settings that are based on communication technology, as the</text:span><text:bookmark text:name="page113R_mcid11"/><text:span text:style-name="T10">y can communicate distantly.</text:span></text:p>
      <text:p text:style-name="P3"><text:span text:style-name="T10"><text:tab/></text:span><text:bookmark text:name="page117R_mcid0"/><text:span text:style-name="T10">On the other hand, Thorne (2003) states that blended learning an educational model which can integrate e-learning with all of its improvements and enhancements of new technological developments with traditional learning to support interaction in classroom.</text:span></text:p>
      <text:p text:style-name="P4"><text:span text:style-name="T10"><text:tab/></text:span><text:bookmark text:name="page117R_mcid2"/><text:span text:style-name="T10">Moreover,</text:span><text:bookmark text:name="page117R_mcid3"/><text:span text:style-name="T10"> Driscoll (2002)</text:span><text:bookmark text:name="page117R_mcid4"/><text:bookmark text:name="page117R_mcid5"/><text:span text:style-name="T10"> identifies</text:span><text:bookmark text:name="page117R_mcid6"/><text:bookmark text:name="page117R_mcid7"/><text:span text:style-name="T10"> four different ways</text:span><text:bookmark text:name="page117R_mcid8"/><text:span text:style-name="T10"> in which blended learning can</text:span><text:bookmark text:name="page117R_mcid10"/><text:span text:style-name="T10"> take</text:span><text:bookmark text:name="page117R_mcid11"/><text:span text:style-name="T10"> place;</text:span><text:bookmark text:name="page117R_mcid12"/><text:bookmark text:name="page117R_mcid13"/><text:span text:style-name="T10"> firstly,</text:span><text:bookmark text:name="page117R_mcid14"/><text:span text:style-name="T10"> a</text:span><text:bookmark text:name="page117R_mcid15"/><text:bookmark text:name="page117R_mcid16"/><text:span text:style-name="T10"> combination of modes of</text:span><text:bookmark text:name="page117R_mcid17"/><text:span text:style-name="T10"> web</text:span><text:bookmark text:name="page117R_mcid18"/><text:span text:style-name="T10">-based technology; secondly, t</text:span><text:bookmark text:name="page117R_mcid20"/><text:span text:style-name="T10">he combination of various pedagogical approaches; thirdly, t</text:span><text:bookmark text:name="page117R_mcid24"/><text:span text:style-name="T10">he combination of any instructional technology with</text:span><text:bookmark text:name="page117R_mcid25"/><text:span text:style-name="T10"><text:line-break/>face</text:span><text:bookmark text:name="page117R_mcid26"/><text:span text:style-name="T10">-</text:span><text:bookmark text:name="page117R_mcid27"/><text:span text:style-name="T10">to</text:span><text:bookmark text:name="page117R_mcid28"/><text:span text:style-name="T10">-</text:span><text:bookmark text:name="page117R_mcid29"/><text:span text:style-name="T10">face</text:span><text:bookmark text:name="page117R_mcid30"/><text:bookmark text:name="page117R_mcid31"/><text:span text:style-name="T10"> instruction; and four</text:span><text:bookmark text:name="page117R_mcid32"/><text:span text:style-name="T10">thly, t</text:span><text:bookmark text:name="page117R_mcid33"/><text:span text:style-name="T10">he mixture of instructional t</text:span><text:bookmark text:name="page117R_mcid35"/><text:span text:style-name="T10">echnology with actual job tasks.</text:span></text:p>
      <text:p text:style-name="P5"><text:bookmark text:name="page117R_mcid36"/><text:bookmark text:name="page117R_mcid37"/><text:span text:style-name="T10"><text:tab/></text:span><text:bookmark text:name="page117R_mcid371"/><text:span text:style-name="T10">Some researchers and writers agree with Driscoll and define blended learning according to his first concept and definition which is based on of having that combination of modes of web-based technology. Though he emphasizes that blended learning means different things to different people, which illustrates its widely undiscovered potential and power. </text:span></text:p>
      <text:p text:style-name="P5"><text:span text:style-name="T10"><text:tab/></text:span><text:bookmark text:name="page117R_mcid381"/><text:span text:style-name="T10">Bonk and Graham (2006) disagree with Driscoll as they argue that the first and second definitions above suffer from the problem of being too broad, because they apparently includes all systems and equipment of virtual learning</text:span><text:bookmark text:name="page117R_mcid38"/><text:span text:style-name="T10">.</text:span></text:p>
      <text:p text:style-name="P13"><text:span text:style-name="T10"><text:tab/></text:span><text:bookmark text:name="page119R_mcid0"/><text:span text:style-name="T10">The term blended learning is also defined by Morgan (2002) as a strategy that is adopted tocombine the best aspects of online learning and face to face learning. Bersin et al. (2003) see that:</text:span></text:p>
      <text:p text:style-name="P13"><text:bookmark text:name="page119R_mcid1"/><text:span text:style-name="T10"><text:line-break/><text:tab/></text:span><text:span text:style-name="T13">Blended learning in order to be more effective should take in consideration all educational media that is available inside the classroom, training on the network, the already decisions </text:span></text:p>
      <text:p text:style-name="P8"><text:span text:style-name="T13">placed, the available videos, simulations in addition to other means such as telephone communications.</text:span></text:p>
      <text:p text:style-name="P8"><text:span text:style-name="T13"/></text:p>
      <text:p text:style-name="P9"><text:bookmark text:name="page119R_mcid4"/><text:span text:style-name="T12"><text:tab/>Smyth</text:span><text:bookmark text:name="page119R_mcid5"/><text:span text:style-name="T12">e</text:span><text:bookmark text:name="page119R_mcid6"/><text:bookmark text:name="page119R_mcid7"/><text:span text:style-name="T12"> (2011)</text:span><text:bookmark text:name="page119R_mcid8"/><text:span text:style-name="T12"> refers to blended learning as</text:span><text:bookmark text:name="page119R_mcid9"/><text:bookmark text:name="page119R_mcid10"/><text:span text:style-name="T12"> a practical framework that</text:span><text:bookmark text:name="page119R_mcid12"/><text:span text:style-name="T12"> comprises</text:span><text:bookmark text:name="page119R_mcid13"/><text:bookmark text:name="page119R_mcid14"/><text:span text:style-name="T12"> a</text:span><text:bookmark text:name="page119R_mcid15"/><text:span text:style-name="T12"> variety</text:span><text:bookmark text:name="page119R_mcid16"/><text:bookmark text:name="page119R_mcid17"/><text:span text:style-name="T12"> of operative</text:span><text:bookmark text:name="page119R_mcid18"/><text:bookmark text:name="page119R_mcid19"/><text:span text:style-name="T12"> methods</text:span><text:bookmark text:name="page119R_mcid20"/><text:bookmark text:name="page119R_mcid21"/><text:span text:style-name="T12"> of</text:span><text:bookmark text:name="page119R_mcid22"/><text:bookmark text:name="page119R_mcid23"/><text:span text:style-name="T12"> learning and teaching</text:span><text:bookmark text:name="page119R_mcid24"/><text:span text:style-name="T12">.</text:span><text:bookmark text:name="page119R_mcid25"/><text:bookmark text:name="page119R_mcid26"/><text:span text:style-name="T12"> I</text:span><text:bookmark text:name="page119R_mcid27"/><text:span text:style-name="T12">t supports</text:span><text:bookmark text:name="page119R_mcid29"/><text:bookmark text:name="page119R_mcid30"/><text:span text:style-name="T12"> the use of</text:span><text:bookmark text:name="page119R_mcid31"/><text:span text:style-name="T12"> computer</text:span><text:bookmark text:name="page119R_mcid32"/><text:bookmark text:name="page119R_mcid33"/><text:span text:style-name="T12"> technologies to</text:span><text:bookmark text:name="page119R_mcid34"/><text:span text:style-name="T12"> facilitate</text:span><text:bookmark text:name="page119R_mcid36"/><text:bookmark text:name="page119R_mcid35"/><text:span text:style-name="T12"> learning and</text:span><text:bookmark text:name="page119R_mcid37"/><text:span text:style-name="T12"> make use</text:span><text:bookmark text:name="page119R_mcid39"/><text:bookmark text:name="page119R_mcid40"/><text:span text:style-name="T12"> of</text:span><text:bookmark text:name="page119R_mcid41"/><text:span text:style-name="T12"> various</text:span><text:bookmark text:name="page119R_mcid42"/><text:bookmark text:name="page119R_mcid43"/><text:span text:style-name="T12"> approaches to</text:span><text:bookmark text:name="page119R_mcid44"/><text:span text:style-name="T12"> motivate</text:span><text:bookmark text:name="page119R_mcid46"/><text:bookmark text:name="page119R_mcid45"/><text:span text:style-name="T12"> student</text:span><text:bookmark text:name="page119R_mcid47"/><text:span text:style-name="T12">s for more</text:span><text:bookmark text:name="page119R_mcid48"/><text:bookmark text:name="page119R_mcid49"/><text:span text:style-name="T12"> engagement.</text:span><text:bookmark text:name="page119R_mcid50"/><text:bookmark text:name="page119R_mcid51"/><text:span text:style-name="T12"><text:line-break/><text:tab/>However, the researcher tends to define blended learning as a teaching method which blends the use of technology in the learning environment with the traditional learning setting and tools to </text:span><text:soft-page-break/><text:span text:style-name="T12">maximize learning as it turns the setting from teacher centered class into student centered class. This helps in improving the quality of teaching-learning process, by enhancing its outputs, creating new potentials for self-learning as well as lifelong learning.</text:span></text:p>
      <text:p text:style-name="P9"><text:span text:style-name="T12"/></text:p>
      <text:p text:style-name="P10">2.2 ADVANTAGES OF BLENDED LEARNING</text:p>
      <text:p text:style-name="P7"><text:span text:style-name="T15"><text:tab/></text:span><text:bookmark text:name="page123R_mcid1"/><text:span text:style-name="T28">Blended learning forms a new style of learning that is rich with advantages that can help students to better learning practices if managed properly. Of these potential advantages Carroll (2003) and Johnson (2002) highlighted </text:span><text:span text:style-name="T9">“the revolving around accessibility, pedagogical effectiveness, and course interaction.</text:span><text:span text:style-name="T7">”</text:span></text:p>
      <text:p text:style-name="P6"><text:tab/><text:bookmark text:name="page123R_mcid2"/><text:span text:style-name="T28">Students can get access to a wide variety of learning resources through their devices that are connected to the Internet while being seated to their comfort and safety in their classrooms or even at homes. Moreover, teachers can vary their pedagogy and enhance it by accessing libraries and databases, using the various media types available, and managing their classrooms electronically.</text:span></text:p>
      <text:p text:style-name="P6"><text:bookmark text:name="page123R_mcid3"/><text:span text:style-name="T28">Wingard (2004) added that the idea of accessibility motivates students as:</text:span><text:bookmark text:name="page123R_mcid4"/><text:span text:style-name="T28"><text:line-break/>They like to have the ability to access course materials anytime,<text:line-break/>anyplace, and are positive about the convenience and flexibility<text:line-break/>this provides them". Because blended learning courses help in<text:line-break/>providing them with the flexibility they need to juggle jobs,<text:line-break/>school and family. (p 27)</text:span></text:p>
      <text:p text:style-name="P14"><text:span text:style-name="T28"><text:tab/></text:span><text:bookmark text:name="page123R_mcid5"/><text:span text:style-name="T28">Garrison and Kanuka (2004) sorted other benefits of blended learning like the transformative potential which offers educational institutions the chance to integrate technology with their pedagogy, encourage the educational community to access resources and support active and meaningful learning.</text:span><text:bookmark text:name="page125R_mcid1"/><text:span text:style-name="T28"><text:line-break/><text:tab/>Chen and Jones (2007) outlined other advantages like the deep understanding of the already handled topics by using web-based resources as well as active sharing of information by students in the class. Students get access to real life resources that provide them with authentic information and facts. They even can inquire about processes and details.</text:span><text:bookmark text:name="page125R_mcid2"/><text:span text:style-name="T28"><text:line-break/><text:tab/>Huang ,Zhou and Wang (2006) highlighted that blended learning can be characterized firstly with its flexibility of providing learning resources; through it, students can reach to various resources at different times and places that are not limited to their teacher’s cited resources or even the school books. Secondly, it supports learning diversity as it gives the teacher the ability to prepare various learning materials that fit various students’ levels of learning. Thirdly, it enriches the e-learning experience; as students can learn information technology skills of searching information, downloading and uploading documents, bookmarking important websites, and even the virtual interaction with the learning community.</text:span></text:p>
      <text:p text:style-name="P15"><text:bookmark text:name="page125R_mcid3"/><text:soft-page-break/><text:span text:style-name="T28"><text:tab/></text:span><text:bookmark text:name="page125R_mcid31"/><text:span text:style-name="T28">Al Fiky (2011) stated that blended learning remodels the educational setting with features such as moving from lecturing to student centered learning ,maximizing teacher-student, student-student, student-content, student-outside resources interaction, integrating evaluation techniques for teachers and students, supporting course management activities (e.g., communication, assessment submission, marking and feedback), and supporting the provision of information and resources to<text:line-break/>students.</text:span><text:bookmark text:name="page127R_mcid1"/><text:span text:style-name="T28"><text:line-break/><text:tab/>Bersin and associates (2003) asserted that having effective blended learning needs all educational media such as Internet access, CDs, videos and telephone communications to be available in the classroom so that the teacher can use them as they are required. Therefore it is found that Salama (2005) had sorted out several elements that can be introduced into the classroom setting as essential components of blended learning so that teachers can have effective learning system. Of these elements he basically named traditional class procedures, virtual classes, guidance and counseling sessions as part of traditional face-to-face teaching, interactive videos, e-mail services, electronic media, and talks on the network, though blended learning is not tied to these elements only. There are many other elements that emerge progressively and educators need to keep updated with the newly introduced elements that may help enhancing the learning process.</text:span><text:bookmark text:name="page127R_mcid3"/><text:span text:style-name="T28"><text:line-break/><text:tab/></text:span><text:bookmark text:name="page127R_mcid31"/><text:span text:style-name="T28">Emphasizing the quality of blended learning Marsh (2012) referred to some points that make it powerful and effective. He explained that it provides a more individualized learning experience as teachers can give their students different tasks based on their abilities and styles of Learning, a matter that can be difficult to be implemented in a traditional class. It also provides more personalized learning support; where students can be given notes and hints related to their particular tasks other than those that are generalized for the whole class. Marsh goes further to assert<text:line-break/>that blended learning supports and motivates independent and cooperative learning, increases student’s involvement in learning, supports and develops a variety of learning styles, provides a relaxing learning environment for the already learned outcomes, and provides flexible studying routine.</text:span></text:p>
      <text:p text:style-name="P28"><text:span text:style-name="T14">2.3 THE MODELS OF BLENDED LEARNING</text:span></text:p>
      <text:p text:style-name="P16"><text:span text:style-name="T16"><text:tab/></text:span><text:bookmark text:name="page129R_mcid3"/><text:span text:style-name="T32">Blended learning comes in a wide variety of implementation models. This part summarizes the range of suggested models of blended learning. It may help to understand the many ways in which online learning blends with and supports traditional learning strategies.</text:span><text:bookmark text:name="page129R_mcid4"/><text:bookmark text:name="page129R_mcid5"/><text:span text:style-name="T32"><text:line-break/><text:tab/>Valiathan (2002) categorizes blended learning into three models in terms of their drive. Firstly, there is the skill-driven learning model, which integrates self-directed learning with teacher’s support to improve his knowledge and skills in a certain topic. Secondly, there is attitude-<text:line-break/>driven learning model, which blends various activities and delivery media </text:span><text:bookmark text:name="page131R_mcid0"/><text:span text:style-name="T32">to develop certain </text:span><text:soft-page-break/><text:span text:style-name="T32">behaviors. Thirdly, there is the competency-driven learning model, which blends action support tools with knowledge resources to develop classroom competencies.</text:span><text:bookmark text:name="page131R_mcid1"/><text:bookmark text:name="page131R_mcid2"/><text:bookmark text:name="page131R_mcid3"/><text:bookmark text:name="page131R_mcid4"/><text:bookmark text:name="page131R_mcid5"/><text:span text:style-name="T32"> </text:span></text:p>
      <text:p text:style-name="P16"><text:span text:style-name="T32"><text:tab/></text:span><text:bookmark text:name="page131R_mcid51"/><text:span text:style-name="T32">Wilson,</text:span><text:bookmark text:name="page131R_mcid7"/><text:bookmark text:name="page131R_mcid6"/><text:span text:style-name="T32"> J.W.et al</text:span><text:bookmark text:name="page131R_mcid8"/><text:span text:style-name="T32">.</text:span><text:bookmark text:name="page131R_mcid10"/><text:bookmark text:name="page131R_mcid9"/><text:span text:style-name="T32"> (2013)</text:span><text:bookmark text:name="page131R_mcid11"/><text:span text:style-name="T32"> categorize</text:span><text:bookmark text:name="page131R_mcid12"/><text:bookmark text:name="page131R_mcid13"/><text:span text:style-name="T32"> blen</text:span><text:bookmark text:name="page131R_mcid14"/><text:span text:style-name="T32">ded learning into six models in terms of their</text:span><text:bookmark text:name="page131R_mcid16"/><text:span text:style-name="T32"> delivery. The</text:span><text:bookmark text:name="page131R_mcid17"/><text:bookmark text:name="page131R_mcid18"/><text:span text:style-name="T32"> f</text:span><text:bookmark text:name="page131R_mcid19"/><text:span text:style-name="T32">ace to face model, which allows teachers to use technology in classroom in particular situations, is suggested to help those students who have capabilities more than their peers to allow them advance ahead and achieve better learning or to help students wh</text:span><text:bookmark text:name="page131R_mcid24"/><text:span text:style-name="T32">o face problems with keeping up with the class pace mainly in language learning classes. However, the rotation model requires students to rotate their learning setting from traditional classroom to a lab according to pre</text:span><text:bookmark text:name="page131R_mcid29"/><text:span text:style-name="T32"> scheduled sessions. It gives studen</text:span><text:bookmark text:name="page131R_mcid30"/><text:span text:style-name="T32">ts the chance to learn through online resources and figure out how things work. On the other hand, the flex model, which involves full online learning under the</text:span><text:bookmark text:name="page131R_mcid33"/><text:span text:style-name="T32"><text:line-break/>supervision and help of a teacher, is introduced for those students who have behavioral, academ</text:span><text:bookmark text:name="page131R_mcid35"/><text:span text:style-name="T32">ic, and social challenges. It provides them with a safer learning environment. Similarly, online lab model involves students to go to online lab in order to take some courses, not because of the</text:span><text:bookmark text:name="page131R_mcid38"/><text:span text:style-name="T32"><text:line-break/>challenges that have been already mentioned with the flex mod</text:span><text:bookmark text:name="page131R_mcid39"/><text:span text:style-name="T32">el, but because of the limitations the school has such as not offering that course. Moreover, the students’ work in the lab goes under the supervi</text:span><text:bookmark text:name="page131R_mcid41"/><text:span text:style-name="T32">sion of </text:span><text:bookmark text:name="page133R_mcid0"/><text:span text:style-name="T32">adults but not teachers. In addition to having courses that are not offered by the school, students can work in a pace that suits them. The self-blend model, which involves self-selected subjects to learn, meets the demands of high school students who look for extra courses to help them in university admission or getting a job. The last model is the online model where students of limited time can meet their teachers the online and selectively come to have face-to face classes or attend meetings. This model offers a high level of flexibility.</text:span></text:p>
      <text:p text:style-name="P16"><text:span text:style-name="T32"/></text:p>
      <text:p text:style-name="P29"><text:span text:style-name="T14">2.4 DIMENSIONS OF BLENDING LEARNING</text:span></text:p>
      <text:p text:style-name="P17"><text:span text:style-name="T17"><text:tab/></text:span><text:bookmark text:name="page133R_mcid2"/><text:span text:style-name="T32">Flexibility can be the best word to describe blended learning. It gives the teacher the opportunity and power to customize his classes in a way that suits students learning. Blending can happen with different levels and with various dimensions. The flexibility of blending is what gives<text:line-break/>blended learning a competitive advantage over other methods of teaching. The idea of customization makes blended learning capable of meeting both the learning general requirements and the course content requirements.</text:span><text:bookmark text:name="page133R_mcid3"/><text:span text:style-name="T32"><text:line-break/><text:tab/>In this respect Sylves</text:span><text:span text:style-name="T33">ter</text:span><text:span text:style-name="T32"> (2004) defined a number of dimensions where customization can happen such as blending off line and online learning, blending self-paced and live collaborative learning, blending </text:span><text:span text:style-name="T28">structured and unstructured learning, and blending different combinations<text:line-break/>of the above.</text:span><text:bookmark text:name="page135R_mcid1"/><text:span text:style-name="T28"> </text:span></text:p>
      <text:p text:style-name="P17"><text:bookmark text:name="page135R_mcid11"/><text:span text:style-name="T28"><text:tab/>Sylvest</text:span><text:span text:style-name="T29">er</text:span><text:span text:style-name="T28"> (2004) goes further to suggest a number of ingredients to be blended in the process of learning. These ingredients are divided into three categories which are the synchronized physical </text:span><text:soft-page-break/><text:span text:style-name="T28">formats that include classroom instruction, on sight training and hands-on worksheets and exercises; synchronized online formats which involve virtual classrooms, virtual mentoring, and live web seminars; and non synchronous self- paced formats which involve web/CD ROM course ware, recorded live events and videos, simulations, on demand searchable knowledge portals,<text:line-break/>and chat/discussion tools.</text:span><text:bookmark text:name="page135R_mcid2"/><text:span text:style-name="T28"> </text:span></text:p>
      <text:p text:style-name="P18"><text:span text:style-name="T28"><text:tab/></text:span><text:bookmark text:name="page135R_mcid21"/><text:span text:style-name="T28">Clark (2002) highlighted that the elements of blended learning include five important ingredients. The first consists of live events that include synchronized and teacher-led learning events where all learners take part in class activity at the same time, like live virtual classroom.<text:line-break/>The second element is online content which involves learning competencies that the learner should achieve individually, at his own speed and on his own time, like interactive, web-based or CD ROM<text:line-break/>training. The third element is collaboration as learners communicate with others through the provided settings such as e-mails, progressive discussions and online chats. The fourth element is assessment when the teacher measures learners’ understanding. Prior-assessments can take place before live or self-paced activities, to decide prior learning requirements, and post-assessments can take place after planned or online learning activities, to measure learning transference. The fifth and last element suggested by Clark is reference materials which includes on-the-job reference materials that boost learning retention and transfer. </text:span></text:p>
      <text:p text:style-name="P18"><text:span text:style-name="T28"/></text:p>
      <text:p text:style-name="P18"><text:span text:style-name="T23">2</text:span><text:span text:style-name="T18">.5 CHALLENGES AND DIFFICULTIES FACED BY BLENDED</text:span></text:p>
      <text:p text:style-name="P19"><text:span text:style-name="T19">Learning: </text:span></text:p>
      <text:p text:style-name="P20"><text:span text:style-name="T19"><text:tab/><text:tab/></text:span><text:bookmark text:name="page137R_mcid2"/><text:span text:style-name="T34">Adopting blended learning strategy by educators showed some difficulties and challenges which might have some consequences on the quality of the learning process and may hinder its expansion and application in various learning settings. Graham et al. (2005) focused on<text:line-break/>the challenges that encounter blended learning strategy. Of these challenges appear the role of live collaboration, the role of learner selection and self-organization, the need for models for sustenance and training, the need to create balance between novelty and production, the need for cultural adaptation, and the skill to handle the digital world.</text:span><text:bookmark text:name="page137R_mcid3"/><text:span text:style-name="T34"><text:line-break/><text:tab/>Wilhelm (2006) also asserted that the use of blended learning strategy is encountering a number of challenges such as the resulted pressure that teacher have faced by responding to students inquiries and </text:span><text:span text:style-name="T32">contacting many of them continuously in addition to difficulties related to<text:line-break/>students' low skills in terms of dealing with the given technologies.</text:span></text:p>
      <text:p text:style-name="P21"><text:span text:style-name="T32"><text:tab/>Hoffman (2011)also adds up other challenges that blended learning faces like ensuring participants' ability to use technology successfully, changing teachers’ attitudes towards the effectiveness of blended learning, administering and controlling learners’ progress, finding the<text:line-break/>best match between delivery medium and performance goals, and maintaining that online resources </text:span><text:soft-page-break/><text:span text:style-name="T32">offer interactivity rather than just instructing learners. He also added that obstruction, misconception, irritation, and unease may be accompanying interaction can undesirably<text:line-break/>affect productivity, learning, social relationships and overall achievement in addition to many challenges in evaluation, observation and classroom management.</text:span></text:p>
      <text:p text:style-name="P22"><text:bookmark text:name="page139R_mcid2"/><text:span text:style-name="T32"><text:tab/></text:span><text:bookmark text:name="page139R_mcid21"/><text:span text:style-name="T32">Moreover, Dayton (2005) added to the above other challenges the slow Internet connection which hinders the learning procedures and causes difficulties for participating in the online activities, the high costs of blended learning such as the high cost of hardware, facilities, software<text:line-break/>programs, and the execution of electronic communication between educational societies, specialists and students, and the need for specialized training programs for the academic staff to use computers and the Internet. </text:span><text:span text:style-name="T28">The researcher thinks that we can overcome the difficulties by examining the advanced countries experience in this respect, having well-equipped infra-structure, securing suitable teaching environment and the required financial support, providing clear systematic plans based on educational principles under supervision of experts in English language learning and<text:line-break/>information technology experts. This will create a real effective blended learning environment for teaching </text:span><text:span text:style-name="T30">blended learning.</text:span></text:p>
      <text:p text:style-name="P22"><text:span text:style-name="T35"/></text:p>
      <text:p text:style-name="P22"><text:span text:style-name="T20">2.6 THE REQUIREMENTS FOR IMPLEMENTING BLENDED</text:span></text:p>
      <text:p text:style-name="P22"><text:span text:style-name="T20">Learning: </text:span></text:p>
      <text:p text:style-name="P23"><text:span text:style-name="T20"><text:tab/><text:tab/></text:span><text:bookmark text:name="page141R_mcid2"/><text:span text:style-name="T36">Darrow et al. (2013) identified a road map for effective implementation of blended learning. They came up with a six-element strategy for planning and implementing blended learning which includes leadership, professional development, teaching</text:span><text:bookmark text:name="page141R_mcid3"/><text:span text:style-name="T36">/</text:span><text:bookmark text:name="page141R_mcid4"/><text:span text:style-name="T36">instructional</text:span><text:bookmark text:name="page141R_mcid5"/><text:span text:style-name="T36"> practice, operations/administrative systems/policies, content and technology</text:span><text:bookmark text:name="page141R_mcid8"/><text:span text:style-name="T36">.</text:span><text:bookmark text:name="page141R_mcid9"/><text:bookmark text:name="page141R_mcid10"/><text:span text:style-name="T36"> It offers general guidelines for educators in schools to follow in implementing their blended learning programs. It takes in consideration the variations t</text:span><text:bookmark text:name="page141R_mcid14"/><text:span text:style-name="T36">hat each school has in relation to students’ needs, teachers’ skills, and content variation. They assert that people, students and staff, are the most important</text:span><text:bookmark text:name="page141R_mcid17"/><text:span text:style-name="T36"> component</text:span><text:bookmark text:name="page141R_mcid18"/><text:span text:style-name="T36"> for</text:span><text:bookmark text:name="page141R_mcid19"/><text:span text:style-name="T36"> implementing</text:span><text:bookmark text:name="page141R_mcid21"/><text:bookmark text:name="page141R_mcid20"/><text:span text:style-name="T36"> blended learning so they need to be encouraged, empowered and suppor</text:span><text:bookmark text:name="page141R_mcid23"/><text:span text:style-name="T36">ted to facilitate a more effective and</text:span><text:bookmark text:name="page141R_mcid26"/><text:span text:style-name="T36"> lasting learning</text:span><text:bookmark text:name="page141R_mcid27"/><text:span text:style-name="T36">.</text:span><text:bookmark text:name="page141R_mcid28"/><text:bookmark text:name="page141R_mcid29"/><text:span text:style-name="T36"> So</text:span><text:bookmark text:name="page141R_mcid30"/><text:span text:style-name="T36"> having consistent,</text:span><text:bookmark text:name="page141R_mcid31"/><text:span text:style-name="T36"> collaborative, </text:span><text:span text:style-name="T32">innovative, supportive leadership appears as the key factor in having effective blended learning.</text:span></text:p>
      <text:p text:style-name="P23"><text:span text:style-name="T32"><text:tab/></text:span><text:bookmark text:name="page143R_mcid110"/><text:span text:style-name="T32">The crucial parts to focus on to offer an effective framework for blended learning implementation include having vibrant and asses sable short and long term goals that are evaluated continuously, employing and choosing the right teachers, offering ongoing tailored professional<text:line-break/>development based on the needs of teachers and staff that focuses on pedagogy</text:span><text:bookmark text:name="page143R_mcid2"/><text:span text:style-name="T32">,</text:span><text:bookmark text:name="page143R_mcid3"/><text:span text:style-name="T32">technology tools and</text:span><text:bookmark text:name="page143R_mcid4"/><text:span text:style-name="T32"> content</text:span><text:bookmark text:name="page143R_mcid5"/><text:span text:style-name="T32">,</text:span><text:bookmark text:name="page143R_mcid6"/><text:bookmark text:name="page143R_mcid7"/><text:span text:style-name="T32"> identifying</text:span><text:bookmark text:name="page143R_mcid8"/><text:bookmark text:name="page143R_mcid9"/><text:span text:style-name="T32"> the</text:span><text:bookmark text:name="page143R_mcid10"/><text:span text:style-name="T32"> indicators of ongoing formative</text:span><text:bookmark text:name="page143R_mcid12"/><text:span text:style-name="T32"> assessments that help in</text:span><text:bookmark text:name="page143R_mcid13"/><text:bookmark text:name="page143R_mcid14"/><text:span text:style-name="T32"> measur</text:span><text:bookmark text:name="page143R_mcid15"/><text:span text:style-name="T32">ing the</text:span><text:bookmark text:name="page143R_mcid16"/><text:bookmark text:name="page143R_mcid17"/><text:span text:style-name="T32"> success</text:span><text:bookmark text:name="page143R_mcid18"/><text:span text:style-name="T32"> of</text:span><text:bookmark text:name="page143R_mcid19"/><text:bookmark text:name="page143R_mcid20"/><text:span text:style-name="T32"> the program</text:span><text:bookmark text:name="page143R_mcid22"/><text:span text:style-name="T32">, p</text:span><text:bookmark text:name="page143R_mcid23"/><text:span text:style-name="T32">reserving and supporting</text:span><text:bookmark text:name="page143R_mcid25"/><text:bookmark text:name="page143R_mcid24"/><text:span text:style-name="T32"> the technological</text:span><text:bookmark text:name="page143R_mcid26"/><text:bookmark text:name="page143R_mcid27"/><text:span text:style-name="T32"> infrastructure and devices availabl</text:span><text:bookmark text:name="page143R_mcid31"/><text:span text:style-name="T32">e, and specifying</text:span><text:bookmark text:name="page143R_mcid32"/><text:bookmark text:name="page143R_mcid33"/><text:span text:style-name="T32"> the financial and human resources to implement blended learning</text:span><text:bookmark text:name="page143R_mcid35"/><text:span text:style-name="T32">.</text:span></text:p>
      <text:p text:style-name="P24"><text:bookmark text:name="page143R_mcid1"/><text:soft-page-break/><text:span text:style-name="T21">2.7 THE CONCEPT OF ACHIEVEMENT</text:span></text:p>
      <text:p text:style-name="P25"><text:span text:style-name="T32"><text:tab/></text:span><text:bookmark text:name="page143R_mcid39"/><text:span text:style-name="T32">Achievement grows as a crucial element in today’s education, particularly with the amplified responsibility for classroom teachers. The ultimate goal for any teacher is to improve the learners’ competencies level and prepare them for real life. So, defining student achievements and the factors that influence their progress is critical to becoming a successful teacher. Hamdan (2001) defines academic achievement as mastering a number of skills and obtaining the needed knowledge offered by th</text:span><text:span text:style-name="T37">e </text:span><text:span text:style-name="T28">educational experiences in a certain academic subject or group of subjects.</text:span><text:bookmark text:name="page145R_mcid1"/><text:span text:style-name="T28"><text:line-break/><text:tab/>Daniyal et al. (2011) explain that there are different and important factors that can affect the student’s performance and achievement. Some of these factors are related to parents such as parents 'contribution to their children’s learning, the area to which they belong, and the educational<text:line-break/>background of the parents. There are other factors related to teachers' attitude in the class, and to what extent they contribute in the students' academic achievement. There are other factors, like amount of co-curricular activities, that can have impact on the educational achievements.</text:span></text:p>
      <text:p text:style-name="P25"><text:span text:style-name="T28"/></text:p>
      <text:p text:style-name="P25"><text:span text:style-name="T22">2.8 THE CONCEPT OF ATTITUDE TOWARDS BLENDED LEARNING</text:span></text:p>
      <text:p text:style-name="P26"><text:span text:style-name="T39"><text:tab/></text:span><text:span text:style-name="T38">Victor and Lock hart (1995) define language attitude as “meta-cognitive knowledge” which includes general suppositions that students have about themselves as learners, about the factors impelling language learning and about the nature of language learning and teaching.</text:span><text:bookmark text:name="page145R_mcid4"/><text:span text:style-name="T38"><text:line-break/><text:tab/>Similarly, Dittmar (1976) argues that attitude is a cognitive component which refers to an individual’s belief structure. This agrees with Sarnoff (1970), who suggests that “attitude” deals with a disposition to react favorably or unfavorably to a class of objects.</text:span></text:p>
      <text:p text:style-name="P26"><text:span text:style-name="T38"><text:tab/></text:span><text:bookmark text:name="page147R_mcid0"/><text:span text:style-name="T38">Zimbardo and Ebbesen (1969) classify attitudes into three general components: affect, cognition, and behavior. The affective component consists of “a person’s evaluation of, liking of, or emotional response to some object or person” The affective component could be measured by<text:line-break/>physiological responses or verbal statements of like and dislike. The cognitive component has been conceptualized as “a person’s beliefs about, or factual knowledge of, the object or person” the cognitive component might be measured by self-ratings of beliefs or by the amount of knowledge which a person has about some topic. The behavioral component involves ‘the person’s overt behavior directed toward the object or person”. The behavioral component could be measured by<text:line-break/>observation of how the person behaves in specific stimulus situations. </text:span></text:p>
      <text:p text:style-name="P27"><text:span text:style-name="T38"><text:tab/>Based on the above definitions, Liu (2009), linked students’ attitudes towards blended learning as it is part of students’ feelings (affective), their belief and factual knowledge of blended learning as (cognitive) and their behavioral intentions and actions with respect to blended learning as (behavioral). According to Brown (1987) many factors affect students' attitude toward English. These include parents' and peers' attitude toward English; contact with English speakers and their<text:line-break/></text:span><text:soft-page-break/><text:span text:style-name="T38">experiences; unpleasant experiences with English speakers; and cultural<text:line-break/>attitude. (Cited in Suleiman, 1993).</text:span></text:p>
      <text:p text:style-name="P27"><text:bookmark text:name="page147R_mcid2"/><text:span text:style-name="T8"/></text:p>
      <text:p text:style-name="P12"><text:span text:style-name="T24">2.</text:span><text:span text:style-name="T26">9</text:span><text:span text:style-name="T24"> S</text:span><text:span text:style-name="T25">TUDIES</text:span><text:span text:style-name="T24"> R</text:span><text:span text:style-name="T25">ELATED</text:span><text:span text:style-name="T24"> </text:span><text:span text:style-name="T25">TO</text:span><text:span text:style-name="T24"> </text:span><text:span text:style-name="T25">THE</text:span><text:span text:style-name="T24"> E</text:span><text:span text:style-name="T27">FFECT</text:span><text:span text:style-name="T24"> </text:span><text:span text:style-name="T25">OF BLENDED LEARNING</text:span><text:span text:style-name="T24"> </text:span><text:span text:style-name="T25">ON </text:span><text:span text:style-name="T24">S</text:span><text:span text:style-name="T25">TUDENTS</text:span><text:span text:style-name="T24"> </text:span><text:span text:style-name="T25">ACHIEVEMENT AND</text:span><text:span text:style-name="T24"> </text:span><text:span text:style-name="T25">THEIR</text:span><text:span text:style-name="T24"> </text:span><text:bookmark text:name="page149R_mcid3"/><text:span text:style-name="T25">ATTITUDES</text:span></text:p>
      <text:p text:style-name="P11"><text:span text:style-name="T28"><text:line-break/>Several studies were conducted to examine the effectiveness of blended learning on students' achievement and their attitudes towards blended learning in various subjects. Maguire (2005) investigated the effect of blended learning on the achievements of students in mathematics in the middle school. The study sample consisted of 56 teachers who use blended learning in their<text:line-break/>teaching of mathematics. According to the results, the blended learning method helps students to perform and score better than the others.</text:span><text:bookmark text:name="page149R_mcid5"/><text:bookmark text:name="page149R_mcid6"/><text:bookmark text:name="page149R_mcid7"/><text:bookmark text:name="page151R_mcid0"/><text:span text:style-name="T28"><text:line-break/><text:tab/>Simpson and Anderson (2009) investigated the effect of teaching and blended learning to the level of knowledge and motivation among the students of the ninth grade in science in Germany. The results show that the strategy of teaching and blended learning led to improved educational<text:line-break/>outcomes of the experimental group and in particular cognitive processes with the upper levels. The study found that the strategy of teaching and blended learning led to increased interests and inclinations of students, and the results indicated a strong correlation between interest and internal<text:line-break/>motivation and cognitive learning outcomes.</text:span><text:bookmark text:name="page151R_mcid1"/><text:span text:style-name="T28"><text:line-break/><text:tab/>Alshwiah (2009) aimed to investigate the effects of a proposed blended learning strategy in teaching medical vocabulary at Arabian Gulf University (AGU) on some outcomes of the learning process. The sample was randomly divided into two groups; 22 students in the control group and 28 in the experimental group. The results show that the experimental group members demonstrated high degree of satisfaction toward the online unit in three dimensions of the scale and medium satisfaction in one dimension. It was argued that though students were satisfied with the online unit, lack of vocabulary improvement was due to lack of administrative support.</text:span><text:bookmark text:name="page153R_mcid0"/><text:span text:style-name="T28"><text:line-break/><text:tab/>Dyiab (2011) aimed at identifying the effect of using a proposed strategy in teaching problem solving in geometry for the students of 8th class on their achievement and attitudes towards mathematics. A random sample of 96 students was selected from the population of the study, and an achievement test and attitude scale were designed for this purpose .The results showed that there were significant differences in achievement between the mean of marks of the students in the experimental group and their fellows in the control group in favor of the experimental group students. There were no significant differences between the students of the control group .the study showed that encouraging math teachers to use this strategy in teaching geometry and in their performance.</text:span><text:bookmark text:name="page153R_mcid1"/><text:bookmark text:name="page155R_mcid0"/><text:span text:style-name="T28"><text:line-break/></text:span><text:soft-page-break/><text:span text:style-name="T28"><text:tab/>Al-Zoghby and Doumy (2012) examined the effect of using blended learning approach in Jordanian schools on fourth graders' achievement in mathematics and their motivation towards its learning. The study sample consisted of 38 male and female pupils in experimental group and 33 male and female pupils in control group. Achievement test as well as motivation scale were used to collect data. The findings showed that there were significant difference in the mean of pupils'<text:line-break/>grades in the achievement test and pupils' performance on motivation scale in favor of the experimental group.</text:span><text:bookmark text:name="page155R_mcid1"/><text:span text:style-name="T28"><text:line-break/><text:tab/>Umit and Hasan (2012) aimed to determine the effect of the blended learning model on high school students' biology achievement and on their attitudes towards the Internet. Among the experimental models, the pretest-post-test control group model was used in the study. The study<text:line-break/>was carried out with 107 students (47 of whom were in the experimental group, and 60 of whom were in the control group). The results revealed that the blended learning model contributed more to the students' biology achievement than traditional teaching methods did and that the students' <text:s/>attitudes towards the Internet developed statistically significantly.</text:span><text:bookmark text:name="page155R_mcid2"/><text:span text:style-name="T28"><text:line-break/><text:tab/>Harb (2013) measured the effectiveness of a blended based program in developing achievement and creative thinking in mathematics for seventh graders in Yemen. The study sample was divided into two </text:span><text:span text:style-name="T31">30 </text:span><text:span text:style-name="T28">groups; experimental group 30 students and control 30 students.<text:line-break/>Achievement tests in geometry unit as well as creative thinking test were used to data collect. The results showed that there were statistically significant differences in the achievement post-test in favor of the experimental group.</text:span><text:bookmark text:name="page157R_mcid1"/><text:span text:style-name="T28"><text:line-break/><text:tab/>Lopez and Rodriguez (2013) examined the influence of the use of technology on student outcomes in a blended learning context. The study sample consisted of 1,128 students, they organized into 17 groups during the academic year 2009–2010 and focused on the students 'voluntary use of online learning activities. The results show that the students’ participation in these activities and the number of tasks completed both had a positive effect on the students’ final marks and the time did not influence the results achieved but marks obtained in the activities were a<text:line-break/>significant factor.</text:span><text:bookmark text:name="page157R_mcid2"/><text:bookmark text:name="page157R_mcid4"/><text:bookmark text:name="page157R_mcid3"/><text:span text:style-name="T28"><text:line-break/><text:tab/>Alseweed (2013)</text:span><text:bookmark text:name="page157R_mcid5"/><text:span text:style-name="T28"> aimed</text:span><text:bookmark text:name="page157R_mcid6"/><text:bookmark text:name="page157R_mcid7"/><text:span text:style-name="T28"> to investigate the effects of the traditional learning, blended learning and virtual classes learning on university students’ achievement and attitudes.</text:span><text:bookmark text:name="page157R_mcid11"/><text:bookmark text:name="page157R_mcid10"/><text:span text:style-name="T28"> Thirt</text:span><text:bookmark text:name="page157R_mcid12"/><text:span text:style-name="T28">y</text:span><text:bookmark text:name="page157R_mcid13"/><text:span text:style-name="T28">-</text:span><text:bookmark text:name="page157R_mcid15"/><text:bookmark text:name="page157R_mcid14"/><text:span text:style-name="T28"> four</text:span><text:bookmark text:name="page157R_mcid17"/><text:bookmark text:name="page157R_mcid16"/><text:span text:style-name="T28"> male students studying at the English Language Program, Qassim University were divided randomly into three groups, (blended learning, traditional learning, or virtual classes learning). </text:span><text:span text:style-name="T32"><text:line-break/><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MathJax_Caligraphic" svg:font-family="MathJax_Caligraphic" style:font-pitch="variable"/>
    <style:font-face style:name="Yrsa Medium" svg:font-family="'Yrsa Medium'"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4T14:44:16.489901194</meta:creation-date>
    <dc:date>2022-03-14T21:02:37.019549836</dc:date>
    <meta:editing-duration>PT5H6M16S</meta:editing-duration>
    <meta:editing-cycles>64</meta:editing-cycles>
    <meta:generator>LibreOffice/6.4.7.2$Linux_X86_64 LibreOffice_project/40$Build-2</meta:generator>
    <meta:document-statistic meta:table-count="0" meta:image-count="0" meta:object-count="0" meta:page-count="9" meta:paragraph-count="42" meta:word-count="3796" meta:character-count="25992" meta:non-whitespace-character-count="22147"/>
  </office:meta>
</office:document-meta>
</file>